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table:number-columns-repeated="3"/>
          <table:table-cell table:style-name="ce17" table:formula="of:=SUM([.A3:.F3])" office:value-type="float" office:value="18500" calcext:value-type="float">
            <text:p>185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table:formula="of:=SUM([.B28:.F28])" office:value-type="float" office:value="637.34335839599" calcext:value-type="float">
            <text:p>637.343358396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)" office:value-type="float" office:value="600.501253132832" calcext:value-type="float">
            <text:p>600.5012531328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600.501253132832" calcext:value-type="float">
            <text:p>600.5012531328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Vah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942.606516290727" calcext:value-type="float">
            <text:p>942.6065162907</text:p>
          </table:table-cell>
          <table:table-cell office:value-type="string" calcext:value-type="string">
            <text:p>Tatev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3">
          <table:table-cell table:number-columns-repeated="7"/>
          <table:table-cell table:formula="of:=SUM([.A28];[.B28])" office:value-type="float" office:value="647.368421052632" calcext:value-type="float">
            <text:p>647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)" office:value-type="float" office:value="305.263157894737" calcext:value-type="float">
            <text:p>305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15" office:value-type="float" office:value="0" calcext:value-type="float">
            <text:p>0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7" table:formula="of:=SUM([.H3:.H28])" office:value-type="float" office:value="18500" calcext:value-type="float">
            <text:p>18500</text:p>
          </table:table-cell>
          <table:table-cell table:style-name="Default" table:number-columns-repeated="2"/>
          <table:table-cell table:style-name="ce51" office:value-type="float" office:value="37100" calcext:value-type="float">
            <text:p>37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7:11:49.776375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2T17:12:24.985355437</dc:date>
    <meta:editing-duration>P3DT12H50M10S</meta:editing-duration>
    <meta:editing-cycles>1581</meta:editing-cycles>
    <meta:generator>LibreOffice/4.2.8.2$Linux_X86_64 LibreOffice_project/420m0$Build-2</meta:generator>
    <meta:document-statistic meta:table-count="11" meta:cell-count="3828" meta:object-count="0"/>
  </office:meta>
</office:document-meta>
</file>